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sans-serif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master-page-name="">
      <style:paragraph-properties fo:text-align="center" style:justify-single-word="false" style:page-number="auto"/>
      <style:text-properties fo:font-size="14pt" fo:language="ru" fo:country="RU" style:font-size-asian="14pt"/>
    </style:style>
    <style:style style:name="P5" style:family="paragraph" style:parent-style-name="Standard">
      <style:paragraph-properties fo:margin-left="8.752cm" fo:margin-right="0cm" fo:text-indent="0cm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8.752cm" fo:margin-right="0cm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fo:letter-spacing="normal" fo:language="ru" fo:country="RU" fo:font-style="normal"/>
    </style:style>
    <style:style style:name="P11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12" style:family="paragraph" style:parent-style-name="Text_20_body" style:list-style-name="L1"/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Standard" style:master-page-name="First_20_Page">
      <style:paragraph-properties fo:text-align="center" style:justify-single-word="false" style:page-number="auto"/>
    </style:style>
    <style:style style:name="P15" style:family="paragraph" style:parent-style-name="Heading">
      <style:paragraph-properties fo:break-before="page"/>
    </style:style>
    <style:style style:name="P16" style:family="paragraph" style:parent-style-name="Heading">
      <style:paragraph-properties fo:text-align="center" style:justify-single-word="false" fo:break-before="page"/>
    </style:style>
    <style:style style:name="P17" style:family="paragraph" style:parent-style-name="Большой_20_Нумер" style:list-style-name="L1">
      <style:paragraph-properties fo:break-before="page"/>
    </style:style>
    <style:style style:name="P18" style:family="paragraph" style:parent-style-name="Под_20_Нумер" style:list-style-name=""/>
    <style:style style:name="P19" style:family="paragraph" style:parent-style-name="Под_20_Нумер" style:list-style-name="L1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000000" fo:letter-spacing="normal" fo:language="ru" fo:country="RU" fo:font-style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italic" style:font-style-asian="italic"/>
    </style:style>
    <style:style style:name="T8" style:family="text">
      <style:text-properties style:text-position="super 58%" fo:language="ru" fo:country="RU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Бюджетное образовательное учреждение г. Омска «Лицей №149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" text:outline-level="3">Создание информационного ресурса на примере сайта класса</text:h>
      <text:h text:style-name="P7" text:outline-level="3">(практико-ориентированный)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7">Выполнил</text:span><text:span text:style-name="T6"> : ученик 10</text:span><text:span text:style-name="T8">4</text:span><text:span text:style-name="T6"> класса</text:span></text:p>
      <text:p text:style-name="P6">Прокофьев Максим</text:p>
      <text:p text:style-name="P5"><text:span text:style-name="T7">Руководитель</text:span><text:span text:style-name="T6">: Ловыгина </text:span><text:span text:style-name="T1">Надежда Васильевна, кандидат технических наук, доцент</text:span></text:p>
      <text:h text:style-name="P10" text:outline-level="3"/>
      <text:h text:style-name="P10" text:outline-level="3"/>
      <text:h text:style-name="P10" text:outline-level="3"/>
      <text:h text:style-name="P10" text:outline-level="3"/>
      <text:h text:style-name="P10" text:outline-level="3"/>
      <text:p text:style-name="P2">Омск, 2022</text:p>
      <text:p text:style-name="P15">ОГЛАВЛЕНИЕ</text:p>
      <text:h text:style-name="Text_20_body" text:outline-level="3">Введение</text:h>
      <text:h text:style-name="Text_20_body" text:outline-level="3">1.Теория создания сайтов</text:h>
      <text:h text:style-name="Text_20_body" text:outline-level="3">Глава 2. (Создание сайта)</text:h>
      <text:h text:style-name="Text_20_body" text:outline-level="3">Заключение</text:h>
      <text:h text:style-name="Text_20_body" text:outline-level="3">Список литературы и Интернет-ресурсов</text:h>
      <text:h text:style-name="Text_20_body" text:outline-level="3">Приложение</text:h>
      <text:p text:style-name="P16">ВВЕДЕНИЕ</text:p>
      <text:h text:style-name="P9" text:outline-level="3"><text:tab/>Актуальность темы:</text:h>
      <text:h text:style-name="Text_20_body" text:outline-level="3"><text:tab/>В последнее время у класса, в котором я учусь, появляется все больше совместных фотографий. Их становится настолько много, что нужно целое хранилище, чтобы вместить их все. Также все одноклассники должны иметь доступ к данным фотографиям. </text:h>
      <text:h text:style-name="Text_20_body" text:outline-level="3"><text:tab/>Я решил создать сайт-хранилище для всех этих файлов. На нем мои одноклассники смогут зарегистрироваться и просматривать фотографии, скачивать себе на устройство или загружать на сайт, чтобы не потерять их. </text:h>
      <text:h text:style-name="Text_20_body" text:outline-level="3"><text:tab/><text:span text:style-name="T9">Цель:</text:span></text:h>
      <text:h text:style-name="Text_20_body" text:outline-level="3"><text:tab/>Создание сайта, позволяющего загружать фото- и видеоматериалы, хранить их и просматривать в любое время.</text:h>
      <text:h text:style-name="P13" text:outline-level="3"><text:tab/><text:tab/>Для достижения своей цели я поставил следующие задачи:</text:h>
      <text:list xml:id="list8833687481347152553" text:style-name="L1">
        <text:list-item>
          <text:list>
            <text:list-item>
              <text:list>
                <text:list-header>
                  <text:h text:style-name="P12" text:outline-level="3">1. Собрать информацию о создании сайтов подобного типа</text:h>
                  <text:h text:style-name="P12" text:outline-level="3">2. Определить требования для <text:s/>сайта</text:h>
                  <text:h text:style-name="P12" text:outline-level="3">3. Создать структуру сайта</text:h>
                  <text:h text:style-name="P12" text:outline-level="3">4. Разработать макет дизайна</text:h>
                  <text:h text:style-name="P12" text:outline-level="3">5. Реализовать серверную и пользовательскую части сайта</text:h>
                  <text:h text:style-name="P12" text:outline-level="3">6. Запустить сайт в сети «Интернет»</text:h>
                </text:list-header>
              </text:list>
            </text:list-item>
          </text:list>
          <text:p text:style-name="P17">1. ТЕОРИЯ СОЗДАНИЯ ВЕБ-САЙТОВ</text:p>
          <text:h text:style-name="P19" text:outline-level="2"/>
        </text:list-item>
      </text:list>
      <text:h text:style-name="Text_20_body" text:outline-level="3"/>
      <text:h text:style-name="P18" text:outline-level="2"/>
      <text:h text:style-name="Text_20_body" text:outline-level="3"/>
      <text:h text:style-name="Text_20_body" text:outline-level="3">Сайт – это информационная единица в интернете, ресурс из веб-страниц (документов), которые объединены общей темой и связаны между друг с другом с помощью ссылок. Он зарегистрирован на одно юридическое или физическое лицо и обязательно привязан к конкретному домену, являющемуся его адресом. Сайт может состоять как из одной страницы, так и огромного количества. Каждая страница ресурса – это текстовый файл или их набор, написанный на специальном языке разметки или программирования (HTML, PHP, CSS и пр.). После загрузки на компьютер файлы этого формата обрабатываются в браузере. В конечном итоге пользователь видит загруженную страницу сайта.</text:h>
      <text:h text:style-name="Text_20_body" text:outline-level="3"><text:bookmark text:name="stroenie"/><text:span text:style-name="Strong_20_Emphasis"><text:span text:style-name="T2">Дизайн сайта </text:span></text:span><text:span text:style-name="T2">отвечает за визуальное представление и организацию информации, способствует взаимодействию ресурса с его посетителями. Отвечающим за создание дизайна специалистом обычно является веб-дизайнер. Именно он должен спроектировать логическую структуру всех страниц сайта, разработать способы подачи материала и проработать внешнее оформление ресурса.</text:span></text:h>
      <text:h text:style-name="P11" text:outline-level="3"><text:span text:style-name="T4">Для каждой страницы </text:span>дизайн<text:span text:style-name="T5"> </text:span><text:span text:style-name="T4">разрабатывается отдельно в зависимости от ее функций. Например, у сайта интернет-магазина есть страница, где представлен товар, а также страница с пользовательской корзиной. Естественно, что эти директории по логике своего оформления должны быть разными. Цель размещения корзины - способствовать быстрому и удобному совершению покупок, а страницы, представляющей товар, - ознакомление со свойствами продукта, сравнение его с другими товарами.</text:span></text:h>
      <text:h text:style-name="Text_20_body" text:outline-level="3"><text:span text:style-name="Strong_20_Emphasis"><text:span text:style-name="T2">Верстка</text:span></text:span><text:span text:style-name="T2"> представляет собой процесс написания особого кода для браузеров. У такого файла расширение html, и отображается он только в браузерах. Нужно следить, чтобы сверстанный макет одинаково выглядел во всех браузерах, будь то Opera, Mozilla Firefox, Google Chrome или Internet Explorer. Дополнительно можно узнать о таком термине, как «валидность верстки» в специальной </text:span><text:a xlink:type="simple" xlink:href="https://a-site.by/stati/validnost-verstki" text:style-name="Internet_20_link" text:visited-style-name="Visited_20_Internet_20_Link"><text:span text:style-name="T3">статье о ней.</text:span></text:a></text:h>
      <text:h text:style-name="Text_20_body" text:outline-level="3"><text:soft-page-break/><text:span text:style-name="Strong_20_Emphasis"><text:span text:style-name="T2">Программирование</text:span></text:span><text:span text:style-name="T2"> составляет примерно 50-70% работы над сайтом. Программная часть ресурса – довольно обширное понятие. Программирование отвечает за то, чтобы многочисленные страницы сайта отображались с одинаковым дизайном, но разным содержимым. Также программный код ответственен за визуальные эффекты и многое другое. Благодаря ему сайт становится «живым» и динамичным.</text:span></text:h>
      <text:h text:style-name="Text_20_body" text:outline-level="3"><text:span text:style-name="Strong_20_Emphasis"><text:span text:style-name="T2">Веб-сервер</text:span></text:span><text:span text:style-name="T2"> – это компьютер с установленным на нем программным обеспечением, которое предназначено для того, чтобы отвечать на запросы веб-клиента круглосуточно в режиме реального времени. Под веб-клиентом подразумевается браузер, который отправляет серверу запрос на определенную страницу, и если она доступна, то пользователь может увидеть ее. Чтобы пользователь увидел нужную ему страницу, его браузер должен получить от сервера соответствующий html-код. После чего код и все визуальные элементы распознаются и предстают перед пользователем в виде готовой понятной любому страницы.</text:span></text:h>
      <text:h text:style-name="Text_20_body" text:outline-level="3"><text:span text:style-name="Strong_20_Emphasis"><text:span text:style-name="T2">Клиентская часть</text:span></text:span><text:span text:style-name="T2"> представляет собой код, загружаемый вместе с кодом html. Это может быть CSS, JavaScript, ActionScript.</text:span></text:h>
      <text:h text:style-name="Text_20_body" text:outline-level="3"><text:span text:style-name="Strong_20_Emphasis"><text:span text:style-name="T2">Контент сайта</text:span></text:span><text:span text:style-name="T2">, то есть все содержимое сайта. Сюда входят тексты, картинки, видео, flash и прочие файлы. Контент часто путают с элементами дизайна, но это совершенно разные вещи. Оформление сайта отвечает на вопрос «как разместить», а контент отвечает на вопрос «что разместить». Что касается текстового наполнения, то именно оно наполняет любой веб-ресурс смыслом, благодаря которому пользователи могут найти сам сайт в поисковых системах. Интересный контент – это ключ к увеличению посещаемости, читаемости и коммерческих показателей, таких как звонки, продажи или подписки на e-mail рассылки.</text:span></text:h>
      <text:h text:style-name="Text_20_body" text:outline-level="3"><text:span text:style-name="T2">CMS тоже можно отнести к одному из элементов сайта. Система управления содержимым позволяет управлять всеми элементами ресурса через административную часть. Использование CMS не обязательно, однако оно необходимо всем, кто хочет самостоятельно контролировать и редактировать содержимое сайта. Существует целый ряд </text:span><text:a xlink:type="simple" xlink:href="https://a-site.by/stati/zakazat-sajt-v-minske-na-modx-wordpress-joomla-simpla-opencart" text:style-name="Internet_20_link" text:visited-style-name="Visited_20_Internet_20_Link"><text:span text:style-name="T3">разнообразных CMS</text:span></text:a><text:span text:style-name="T2">, отличающихся друг от друга удобством пользования, набором свойств и принципами работы.</text:span></text:h>
      <text:h text:style-name="Text_20_body" text:outline-level="3"><text:span text:style-name="Strong_20_Emphasis"><text:span text:style-name="T2">Доменное имя и хостинг</text:span></text:span><text:span text:style-name="T2">. Доменное имя – это уникальный адрес сайта в Сети (например, www.site.by). А </text:span><text:a xlink:type="simple" xlink:href="https://a-site.by/stati/chto-takoe-hosting" text:style-name="Internet_20_link" text:visited-style-name="Visited_20_Internet_20_Link"><text:span text:style-name="T3">хостинг</text:span></text:a><text:span text:style-name="T2"> – это услуга, которая предоставляется специальными компаниями, хранящими на своих серверах все необходимые для работы </text:span><text:soft-page-break/><text:span text:style-name="T2">сайта данные. Без этих компонентов строение было бы неполным, а сам сайт - недоступен для пользователей и посетителей. Хостинг предполагает выделение свободного места на сервере для размещения и хранения какого-либо сайта</text:span></text:h>
      <text:h text:style-name="Text_20_body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sans-serif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Text_20_body" style:next-style-name="Text_20_body" style:default-outline-level="" style:list-style-name="" style:class="text" style:master-page-name="">
      <style:paragraph-properties fo:margin-left="0cm" fo:margin-right="0cm" fo:margin-top="0.423cm" fo:margin-bottom="0.212cm" fo:line-height="150%" fo:text-align="center" style:justify-single-word="false" fo:text-indent="0cm" style:auto-text-indent="false" style:page-number="auto" fo:keep-with-next="always"/>
      <style:text-properties style:font-name="Times New Roman1" fo:font-size="14pt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next-style-name="Под_20_Нумер" style:default-outline-level="3" style:list-style-name="" style:class="text" style:master-page-name="">
      <style:paragraph-properties fo:margin-left="0cm" fo:margin-right="0cm" fo:margin-top="0cm" fo:margin-bottom="0.212cm" fo:line-height="150%" fo:text-align="justify" style:justify-single-word="false" fo:text-indent="2.499cm" style:auto-text-indent="false" style:page-number="auto" fo:background-color="transparent" text:number-lines="false" text:line-number="0"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ПодзаголовокМ" style:family="paragraph" style:parent-style-name="Text_20_body" style:next-style-name="Text_20_body" style:default-outline-level="2" style:list-style-name="" style:class="text" style:master-page-name="">
      <style:paragraph-properties style:page-number="auto" text:number-lines="true" text:line-number="0">
        <style:tab-stops/>
      </style:paragraph-properties>
      <style:text-properties fo:font-weight="bold"/>
    </style:style>
    <style:style style:name="Большой_20_Нумер" style:display-name="Большой Нумер" style:family="paragraph" style:parent-style-name="Heading" style:next-style-name="Под_20_Нумер" style:list-style-name="List_20_1" style:class="text">
      <style:paragraph-properties text:number-lines="true" text:line-number="0">
        <style:tab-stops/>
      </style:paragraph-properties>
    </style:style>
    <style:style style:name="Под_20_Нумер" style:display-name="Под Нумер" style:family="paragraph" style:parent-style-name="ПодзаголовокМ" style:list-style-name="Numbering_20_2" style:class="text" style:master-page-name="">
      <style:paragraph-properties fo:margin-left="0.499cm" fo:margin-right="0cm" fo:text-indent="2.499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499cm" fo:margin-left="-2.676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space" fo:text-indent="-0.499cm" fo:margin-left="-2.177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space" fo:text-indent="-1cm" fo:margin-left="-1.177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space" fo:text-indent="-1.251cm" fo:margin-left="0.074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space" fo:text-indent="-1.499cm" fo:margin-left="1.573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space" fo:text-indent="-1.801cm" fo:margin-left="3.374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space" fo:text-indent="-2.3cm" fo:margin-left="5.674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space" fo:text-indent="-2.6cm" fo:margin-left="8.274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space" fo:text-indent="-2.801cm" fo:margin-left="11.07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space" fo:text-indent="-3.101cm" fo:margin-left="14.176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21T21:05:09</meta:creation-date>
    <meta:generator>OpenOffice/4.1.11$Unix OpenOffice.org_project/4111m1$Build-9808</meta:generator>
    <dc:date>2022-02-24T21:34:03</dc:date>
    <meta:editing-duration>PT5H27M36S</meta:editing-duration>
    <meta:editing-cycles>15</meta:editing-cycles>
    <meta:document-statistic meta:table-count="0" meta:image-count="0" meta:object-count="0" meta:page-count="6" meta:paragraph-count="39" meta:word-count="760" meta:character-count="5686"/>
  </office:meta>
</office:document-meta>
</file>